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TAKING PLACE AT PASSOVER (22:1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TAKING PLACE AT PASSOVER (22:1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nal plot (22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nal plot (22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ttempts to kill Jesus (22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greement to kill Jesus (22:3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greement to kill Jesus (22:3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diabolical reason (22: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financial reason (22:4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nal plot (22:1-6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ttempts to kill Jesus (22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greement to kill Jesus (22:3-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EVENTS TAKING PLACE AT PASSOVER (22:1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inal plot (22:1-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inal Passover (22:7-3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final Passover (22:7-30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mission concerning the upper room (22:7-1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meal in the upper room (22:14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meal in the upper room (22:14-30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sire (22:14-16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istribution (22:17-2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istribution (22:17-20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Jesus takes the cup (22:17-18, 2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Jesus takes the bread (22:19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<text:s text:c="1"/>The meal in the upper room (22:14-30)<text:s text:c="1"/></text:span><text:span text:style-name="a557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desire (22:14-1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istribution (22:17-2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disloyalty (22:21-2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ispute (22:24-2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dispute (22:24-27):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viewed by the Gentiles (22:24-25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viewed by God (22:26-2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meal in the upper room (22:14-30)<text:s text:c="1"/></text:span><text:span text:style-name="a593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desire (22:14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distribution (22:17-2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disloyalty (22:21-2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ispute (22:24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domain (22:28-30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final Passover (22:7-30):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mission concerning the upper room (22:7-13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meal in the upper room (22:14-30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EVENTS TAKING PLACE AT PASSOVER (22:1-38)<text:s text:c="1"/></text:span><text:span text:style-name="a632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final plot (22:1-6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final Passover (22:7-30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final predictions (22:31-3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-title-Title-Slide" presentation:presentation-page-layout-name="Master1-PPL1" draw:id="Slide-270">
        <draw:frame draw:id="id111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<text:s text:c="1"/>The final predictions (22:31-38)<text:s text:c="1"/></text:span><text:span text:style-name="a650" text:class-names=""/></text:p>
          </draw:text-box>
          <svg:title/>
          <svg:desc/>
        </draw:frame>
        <draw:frame draw:id="id112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<text:s text:c="1"/>The Savior's prophecy concerning Peter (22:31-34)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The Savior's prophecy concerning Peter (22:31-34)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His prayer for Peter (22:31-32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His prediction about Peter (22:33-34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final predictions (22:31-3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Savior's prophecy concerning Peter (22:31-3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Scripture's prophecy concerning Jesus (22:35-3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EVENTS TAKING PLACE AT PASSOVER (22:1-3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final plot (22:1-6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final Passover (22:7-30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final predictions (22:31-3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LUKE 22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EVENTS TAKING PLACE AT PASSOVER (22:1-3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EVENTS TAKING PLACE ON THE MOUNT OF OLIVES (22:39-5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EVENTS TAKING PLACE ON THE MOUNT OF OLIVES (22:39-53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sus and the disciples (22:39-40, 45-46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esus and the Father (22:41-44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esus and the Father (22:41-44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agony (22:41-42, 44):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agony (22:41-42, 44):<text:s text:c="1"/></text:span><text:span text:style-name="a748" text:class-names=""/></text:p>
          </draw:text-box>
          <svg:title/>
          <svg:desc/>
        </draw:frame>
        <draw:frame draw:id="id126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His heart's request (22:41-42a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His spirit's release (22:42b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His body's resistance (22:44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3" draw:style-name="a764" draw:master-page-name="Master1-Layout12-tx-Title-and-Text" presentation:presentation-page-layout-name="Master1-PPL12" draw:id="Slide-278">
        <draw:frame draw:id="id127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Jesus and the Father (22:41-44)<text:s text:c="1"/></text:span><text:span text:style-name="a766" text:class-names=""/></text:p>
          </draw:text-box>
          <svg:title/>
          <svg:desc/>
        </draw:frame>
        <draw:frame draw:id="id128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 agony (22:41-42, 44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angel (22:43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4" draw:style-name="a779" draw:master-page-name="Master1-Layout12-tx-Title-and-Text" presentation:presentation-page-layout-name="Master1-PPL12" draw:id="Slide-279">
        <draw:frame draw:id="id129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EVENTS TAKING PLACE ON THE MOUNT OF OLIVES (22:39-53)<text:s text:c="1"/></text:span><text:span text:style-name="a781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Jesus and the disciples (22:39-40, 45-4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Jesus and the Father (22:41-44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sus and the betrayer (22:47-48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Jesus and the high priest's servant (22:49-51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Jesus and his arresters (22:52-53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LUKE 22</text:span><text:span text:style-name="a805" text:class-names=""/></text:p>
          </draw:text-box>
          <svg:title/>
          <svg:desc/>
        </draw:frame>
        <draw:frame draw:id="id132" presentation:style-name="a820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EVENTS TAKING PLACE AT PASSOVER (22:1-38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EVENTS TAKING PLACE ON THE MOUNT OF OLIVES (22:39-53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EVENTS TAKING PLACE IN A COURTYARD (22:54-71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6" draw:style-name="a821" draw:master-page-name="Master1-Layout1-title-Title-Slide" presentation:presentation-page-layout-name="Master1-PPL1" draw:id="Slide-281">
        <draw:frame draw:id="id133" presentation:style-name="a825" draw:name="Title 1" svg:x="1.38in" svg:y="0.83in" svg:width="10.3in" svg:height="4.42in" presentation:class="title" presentation:placeholder="false">
          <draw:text-box>
            <text:p text:style-name="a824" text:class-names="" text:cond-style-name=""><text:span text:style-name="a822" text:class-names="">EVENTS TAKING PLACE IN A COURTYARD (22:54-71)<text:s text:c="1"/></text:span><text:span text:style-name="a823" text:class-names=""/></text:p>
          </draw:text-box>
          <svg:title/>
          <svg:desc/>
        </draw:frame>
        <draw:frame draw:id="id134" presentation:style-name="a830" draw:name="Subtitle 2" svg:x="1.38in" svg:y="5.25in" svg:width="10.3in" svg:height="1.85in" presentation:class="subtitle" presentation:placeholder="false">
          <draw:text-box>
            <text:p text:style-name="a827" text:class-names="" text:cond-style-name=""><text:span text:style-name="a826" text:class-names=""><text:s text:c="1"/>Jesus' friend denies him (22:54-62):<text:s text:c="1"/></text:span></text:p>
            <text:p text:style-name="a829" text:class-names="" text:cond-style-name=""><text:span text:style-name="a828" text:class-names=""/></text:p>
          </draw:text-box>
          <svg:title/>
          <svg:desc/>
        </draw:frame>
      </draw:page>
      <draw:page draw:name="Slide27" draw:style-name="a831" draw:master-page-name="Master1-Layout1-title-Title-Slide" presentation:presentation-page-layout-name="Master1-PPL1" draw:id="Slide-282">
        <draw:frame draw:id="id135" presentation:style-name="a835" draw:name="Title 1" svg:x="1.38in" svg:y="0.83in" svg:width="10.3in" svg:height="4.42in" presentation:class="title" presentation:placeholder="false">
          <draw:text-box>
            <text:p text:style-name="a834" text:class-names="" text:cond-style-name=""><text:span text:style-name="a832" text:class-names=""><text:s text:c="1"/>Jesus' friend denies him (22:54-62):<text:s text:c="1"/></text:span><text:span text:style-name="a833" text:class-names=""/></text:p>
          </draw:text-box>
          <svg:title/>
          <svg:desc/>
        </draw:frame>
        <draw:frame draw:id="id136" presentation:style-name="a840" draw:name="Subtitle 2" svg:x="1.38in" svg:y="5.25in" svg:width="10.3in" svg:height="1.85in" presentation:class="subtitle" presentation:placeholder="false">
          <draw:text-box>
            <text:p text:style-name="a837" text:class-names="" text:cond-style-name=""><text:span text:style-name="a836" text:class-names=""><text:s text:c="1"/>The record (22:54-60)<text:s text:c="1"/></text:span></text:p>
            <text:p text:style-name="a839" text:class-names="" text:cond-style-name=""><text:span text:style-name="a838" text:class-names=""/></text:p>
          </draw:text-box>
          <svg:title/>
          <svg:desc/>
        </draw:frame>
      </draw:page>
      <draw:page draw:name="Slide28" draw:style-name="a841" draw:master-page-name="Master1-Layout12-tx-Title-and-Text" presentation:presentation-page-layout-name="Master1-PPL12" draw:id="Slide-283">
        <draw:frame draw:id="id137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record (22:54-60)<text:s text:c="1"/></text:span><text:span text:style-name="a843" text:class-names=""/></text:p>
          </draw:text-box>
          <svg:title/>
          <svg:desc/>
        </draw:frame>
        <draw:frame draw:id="id138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First occasion (22:54-5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Second occasion (22:58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ird occasion (22:59-60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9" draw:style-name="a859" draw:master-page-name="Master1-Layout12-tx-Title-and-Text" presentation:presentation-page-layout-name="Master1-PPL12" draw:id="Slide-284">
        <draw:frame draw:id="id139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Jesus' friend denies him (22:54-62):<text:s text:c="1"/></text:span><text:span text:style-name="a861" text:class-names=""/></text:p>
          </draw:text-box>
          <svg:title/>
          <svg:desc/>
        </draw:frame>
        <draw:frame draw:id="id140" presentation:style-name="a873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The record (22:54-60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remorse (22:61-62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30" draw:style-name="a874" draw:master-page-name="Master1-Layout12-tx-Title-and-Text" presentation:presentation-page-layout-name="Master1-PPL12" draw:id="Slide-285">
        <draw:frame draw:id="id141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EVENTS TAKING PLACE IN A COURTYARD (22:54-71)<text:s text:c="1"/></text:span><text:span text:style-name="a876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Jesus' friend denies him (22:54-62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Jesus' foes debase him (22:63-71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2-tx-Title-and-Text" presentation:presentation-page-layout-name="Master1-PPL12" draw:id="Slide-286">
        <draw:frame draw:id="id143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Jesus' foes debase him (22:63-71):<text:s text:c="1"/></text:span><text:span text:style-name="a891" text:class-names=""/></text:p>
          </draw:text-box>
          <svg:title/>
          <svg:desc/>
        </draw:frame>
        <draw:frame draw:id="id144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 is brutalized (22:63-6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 is charged with blasphemy (22:66-71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32" draw:style-name="a904" draw:master-page-name="Master1-Layout12-tx-Title-and-Text" presentation:presentation-page-layout-name="Master1-PPL12" draw:id="Slide-287">
        <draw:frame draw:id="id145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EVENTS TAKING PLACE IN A COURTYARD (22:54-71)<text:s text:c="1"/></text:span><text:span text:style-name="a906" text:class-names=""/></text:p>
          </draw:text-box>
          <svg:title/>
          <svg:desc/>
        </draw:frame>
        <draw:frame draw:id="id146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Jesus' friend denies him (22:54-62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Jesus' foes debase him (22:63-71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3" draw:style-name="a919" draw:master-page-name="Master1-Layout12-tx-Title-and-Text" presentation:presentation-page-layout-name="Master1-PPL12" draw:id="Slide-288">
        <draw:frame draw:id="id147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LUKE 22</text:span><text:span text:style-name="a921" text:class-names=""/></text:p>
          </draw:text-box>
          <svg:title/>
          <svg:desc/>
        </draw:frame>
        <draw:frame draw:id="id148" presentation:style-name="a936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EVENTS TAKING PLACE AT PASSOVER (22:1-38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EVENTS TAKING PLACE ON THE MOUNT OF OLIVES (22:39-5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EVENTS TAKING PLACE IN A COURTYARD (22:54-71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2</dc:title>
    <meta:initial-creator>David STRICKLAND</meta:initial-creator>
    <dc:creator>David STRICKLAND</dc:creator>
    <meta:creation-date>2020-02-23T23:15:49Z</meta:creation-date>
    <dc:date>2020-02-23T23:15:50Z</dc:date>
    <meta:template xlink:href="BibleStudy" xlink:type="simple"/>
    <meta:editing-cycles>1</meta:editing-cycles>
    <meta:editing-duration>PT0S</meta:editing-duration>
    <meta:document-statistic meta:paragraph-count="107" meta:word-count="830"/>
  </office:meta>
</office:document-meta>
</file>